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4"/>
  <manifest:file-entry manifest:media-type="text/xml" manifest:full-path="styles.xml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ole-draw-aspect="1"/>
    </style:style>
    <style:style style:name="gr2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18pt"/>
    </style:style>
    <style:style style:name="T1" style:family="text">
      <style:text-properties fo:font-size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4.785cm" svg:height="12.139cm" svg:x="2.62cm" svg:y="4.531cm">
          <draw:object xlink:href="./Object 4" xlink:type="simple" xlink:show="embed" xlink:actuate="onLoad">
            <text:p/>
          </draw:object>
          <draw:image xlink:href="./ObjectReplacements/Object 4" xlink:type="simple" xlink:show="embed" xlink:actuate="onLoad"/>
        </draw:frame>
        <draw:frame draw:style-name="gr2" draw:text-style-name="P2" draw:layer="layout" svg:width="4.223cm" svg:height="0.962cm" svg:x="2.1cm" svg:y="5.493cm">
          <draw:text-box>
            <text:p><text:span text:style-name="T1">Activity &gt; WT</text:span></text:p>
          </draw:text-box>
        </draw:frame>
        <draw:frame draw:style-name="gr2" draw:text-style-name="P2" draw:layer="layout" svg:width="4.223cm" svg:height="0.962cm" svg:x="2.101cm" svg:y="7.493cm">
          <draw:text-box>
            <text:p><text:span text:style-name="T1">Activity &lt; W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CH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rtin Hediger</meta:initial-creator>
    <meta:creation-date>2012-07-24T18:05:39</meta:creation-date>
    <dc:date>2014-06-12T15:58:37</dc:date>
    <meta:editing-duration>PT15M52S</meta:editing-duration>
    <meta:editing-cycles>11</meta:editing-cycles>
    <meta:generator>OpenOffice.org/3.4$Unix OpenOffice.org_project/340m1$Build-9590</meta:generator>
    <meta:document-statistic meta:object-count="3"/>
  </office:meta>
</office:document-meta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5036" number:language="de" number:country="CH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4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5036">
      <style:chart-properties chart:display-label="true" chart:logarithmic="false" chart:text-overlap="true" chart:reverse-direction="false" text:line-break="false" chart:link-data-style-to-source="false" chart:axis-position="0" chart:axis-label-position="outside-start" style:rotation-angle="45"/>
      <style:graphic-properties draw:stroke="none" svg:stroke-color="#b3b3b3"/>
      <style:text-properties fo:font-size="12pt" fo:font-weight="bold" style:font-size-asian="10pt" style:font-size-complex="10pt"/>
    </style:style>
    <style:style style:name="ch5" style:family="chart" style:data-style-name="N0">
      <style:chart-properties chart:display-label="true" chart:logarithmic="false" chart:minimum="-1" chart:maximum="1" chart:origin="0" chart:interval-major="1" chart:reverse-direction="false" text:line-break="false" chart:link-data-style-to-source="false" chart:axis-position="0"/>
      <style:graphic-properties draw:stroke="none" svg:stroke-color="#b3b3b3"/>
      <style:text-properties fo:font-size="16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/>
      <style:graphic-properties draw:stroke="none" draw:fill-color="#0000ff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false"/>
      <style:graphic-properties draw:stroke="none" draw:fill-color="#ff000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4.786cm" svg:height="12.14cm" xlink:href="." xlink:type="simple" chart:class="chart:bar" chart:style-name="ch1">
        <chart:legend svg:x="13.376cm" svg:y="0.3cm" style:legend-expansion="custom" chartooo:width="10.904cm" chartooo:height="1.414cm" style:legend-expansion-aspect-ratio="7.71145685997171" chart:style-name="ch2"/>
        <chart:plot-area chart:style-name="ch3" chart:data-source-has-labels="both" svg:x="0.135cm" svg:y="1.108cm" svg:width="23.961cm" svg:height="10.788cm">
          <chartooo:coordinate-region svg:x="3.701cm" svg:y="1.426cm" svg:width="20.395cm" svg:height="2.166cm"/>
          <chart:axis chart:dimension="x" chart:name="primary-x" chart:style-name="ch4" chartooo:axis-type="text">
            <chart:categories table:cell-range-address="local-table.$A$2:.$A$2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23" chart:label-cell-address="local-table.$B$1" chart:class="chart:bar">
            <chart:data-point chart:repeated="22"/>
          </chart:series>
          <chart:series chart:style-name="ch8" chart:values-cell-range-address="local-table.$C$2:.$C$23" chart:label-cell-address="local-table.$C$1" chart:class="chart:bar">
            <chart:data-point chart:repeated="2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xperimental</text:p>
              </table:table-cell>
              <table:table-cell office:value-type="string">
                <text:p>Predicted</text:p>
              </table:table-cell>
            </table:table-row>
          </table:table-header-rows>
          <table:table-rows>
            <table:table-row>
              <table:table-cell office:value-type="string">
                <text:p>G39A-T103G-W104F-L278A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G39A-L278A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G39A-W104F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G39A-T103G-L278A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G39A-W104F-L278A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103G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G39A-W104F-I189Y-L278A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G39A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L278A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W104F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G39A-T103G-W104Q-L278A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G39A-T103G-W104F-D223G-L278A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G39A-T103G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G39A-T42A-T103G-W104F-L278A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I189H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G39A-I189G-L278A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G41S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I189G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G39A-T103G-W104F-I189H-D223G-L278A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G39A-T103G-W104F-I189H-L278A-A282G-I285A-V286A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A132N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P38H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$Unix OpenOffice.org_project/340m1$Build-959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